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1.02</text:p>
      <text:p text:style-name="Standard">Date: <text:date style:data-style-name="N84" text:date-value="2020-08-24T10:03:32.99">2020-08-24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6$Unix OpenOffice.org_project/416m1$Build-979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6" meta:character-count="17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